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3.2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7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8.763cm" svg:height="1.778cm" svg:x="4.918cm" svg:y="3.054cm">
          <text:p text:style-name="P1">Ferenc's Static Seg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397cm" svg:y1="2.143cm" svg:x2="4.683cm" svg:y2="4.048cm">
          <text:p text:style-name="P1">input1</text:p>
        </draw:line>
        <draw:line draw:style-name="gr2" draw:text-style-name="P1" draw:layer="layout" svg:x1="13.937cm" svg:y1="3.816cm" svg:x2="17.491cm" svg:y2="3.816cm">
          <text:p text:style-name="P1">output1</text:p>
        </draw:line>
        <draw:frame draw:style-name="gr3" draw:layer="layout" svg:width="6.477cm" svg:height="0.962cm" svg:x="0.873cm" svg:y="1.381cm">
          <draw:text-box>
            <text:p>Sensor Point Cloud</text:p>
          </draw:text-box>
        </draw:frame>
        <draw:frame draw:style-name="gr4" draw:layer="layout" svg:width="3.937cm" svg:height="1.016cm" svg:x="0.492cm" svg:y="10.525cm">
          <draw:text-box>
            <text:p>Rectangles</text:p>
          </draw:text-box>
        </draw:frame>
        <draw:custom-shape draw:style-name="gr1" draw:text-style-name="P1" draw:layer="layout" svg:width="5.334cm" svg:height="2.032cm" svg:x="11.522cm" svg:y="16.135cm">
          <text:p text:style-name="P1">Region Growing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159cm" svg:x="13.046cm" svg:y="6.991cm">
          <text:p text:style-name="P1">Textured or Texture-less </text:p>
          <text:p text:style-name="P1">Object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827cm" svg:y1="18.272cm" svg:x2="13.827cm" svg:y2="19.542cm">
          <text:p/>
        </draw:line>
        <draw:line draw:style-name="gr5" draw:text-style-name="P1" draw:layer="layout" svg:x1="12.792cm" svg:y1="8.769cm" svg:x2="11.141cm" svg:y2="10.801cm">
          <text:p/>
        </draw:line>
        <draw:line draw:style-name="gr5" draw:text-style-name="P1" draw:layer="layout" svg:x1="22.952cm" svg:y1="11.817cm" svg:x2="22.952cm" svg:y2="12.833cm">
          <text:p/>
        </draw:line>
        <draw:frame draw:style-name="gr6" draw:layer="layout" svg:width="5.751cm" svg:height="0.962cm" svg:x="20.285cm" svg:y="10.982cm">
          <draw:text-box>
            <text:p>Textured objects</text:p>
          </draw:text-box>
        </draw:frame>
        <draw:line draw:style-name="gr5" draw:text-style-name="P1" draw:layer="layout" svg:x1="18.253cm" svg:y1="4.578cm" svg:x2="18.253cm" svg:y2="6.864cm">
          <text:p/>
        </draw:line>
        <draw:line draw:style-name="gr5" draw:text-style-name="P1" draw:layer="layout" svg:x1="20.158cm" svg:y1="8.769cm" svg:x2="21.682cm" svg:y2="10.547cm">
          <text:p/>
        </draw:line>
        <draw:frame draw:style-name="gr7" draw:layer="layout" svg:width="6.103cm" svg:height="0.962cm" svg:x="8.425cm" svg:y="10.982cm">
          <draw:text-box>
            <text:p>Texture-less objects</text:p>
          </draw:text-box>
        </draw:frame>
        <draw:line draw:style-name="gr5" draw:text-style-name="P1" draw:layer="layout" svg:x1="5.553cm" svg:y1="10.42cm" svg:x2="5.553cm" svg:y2="12.325cm">
          <text:p/>
        </draw:line>
        <draw:line draw:style-name="gr5" draw:text-style-name="P1" draw:layer="layout" svg:x1="18.888cm" svg:y1="17.151cm" svg:x2="17.237cm" svg:y2="17.151cm">
          <text:p/>
        </draw:line>
        <draw:frame draw:style-name="gr8" draw:layer="layout" svg:width="11.174cm" svg:height="0.962cm" svg:x="8.62cm" svg:y="19.542cm">
          <draw:text-box>
            <text:p>Segmented dense model of the scene</text:p>
          </draw:text-box>
        </draw:frame>
        <draw:custom-shape draw:style-name="gr1" draw:text-style-name="P1" draw:layer="layout" svg:width="5.334cm" svg:height="2.159cm" svg:x="2.505cm" svg:y="12.579cm">
          <text:p text:style-name="P1">Texture-less Object</text:p>
          <text:p text:style-name="P1">Tra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698cm" svg:y1="15.373cm" svg:x2="22.698cm" svg:y2="16.643cm">
          <text:p/>
        </draw:line>
        <draw:line draw:style-name="gr5" draw:text-style-name="P1" draw:layer="layout" svg:x1="5.172cm" svg:y1="14.865cm" svg:x2="5.172cm" svg:y2="16.389cm">
          <text:p/>
        </draw:line>
        <draw:frame draw:style-name="gr7" draw:layer="layout" svg:width="7.474cm" svg:height="0.962cm" svg:x="2.016cm" svg:y="16.697cm">
          <draw:text-box>
            <text:p>Clusters and seed points</text:p>
          </draw:text-box>
        </draw:frame>
        <draw:frame draw:style-name="gr7" draw:text-style-name="P3" draw:layer="layout" svg:width="11.437cm" svg:height="1.276cm" svg:x="9.255cm" svg:y="1.532cm">
          <draw:text-box>
            <text:p text:style-name="P2"><text:span text:style-name="T1">Interactive Segmentation</text:span></text:p>
          </draw:text-box>
        </draw:frame>
        <draw:frame draw:style-name="gr9" draw:layer="layout" svg:width="5.294cm" svg:height="1.673cm" svg:x="17.237cm" svg:y="2.905cm">
          <draw:text-box>
            <text:p>Not segmented regions</text:p>
          </draw:text-box>
        </draw:frame>
        <draw:line draw:style-name="gr2" draw:text-style-name="P1" draw:layer="layout" svg:x1="10.252cm" svg:y1="10.674cm" svg:x2="9.617cm" svg:y2="5.213cm">
          <text:p text:style-name="P1">Input 2</text:p>
        </draw:line>
        <draw:line draw:style-name="gr2" draw:text-style-name="P1" draw:layer="layout" svg:x1="5.807cm" svg:y1="4.959cm" svg:x2="5.68cm" svg:y2="9.023cm">
          <text:p text:style-name="P1">Output2</text:p>
        </draw:line>
        <draw:line draw:style-name="gr2" draw:text-style-name="P1" draw:layer="layout" svg:x1="5.934cm" svg:y1="4.959cm" svg:x2="7.966cm" svg:y2="8.896cm">
          <text:p text:style-name="P1">Output2</text:p>
        </draw:line>
        <draw:line draw:style-name="gr2" draw:text-style-name="P1" draw:layer="layout" svg:x1="5.553cm" svg:y1="4.959cm" svg:x2="3.521cm" svg:y2="8.769cm">
          <text:p text:style-name="P1">Output2</text:p>
        </draw:line>
        <draw:frame draw:style-name="gr4" draw:layer="layout" svg:width="3.937cm" svg:height="1.016cm" svg:x="4.029cm" svg:y="9.404cm">
          <draw:text-box>
            <text:p>Cylinders</text:p>
          </draw:text-box>
        </draw:frame>
        <draw:frame draw:style-name="gr4" draw:layer="layout" svg:width="3.937cm" svg:height="1.016cm" svg:x="6.823cm" svg:y="9.023cm">
          <draw:text-box>
            <text:p>Different</text:p>
          </draw:text-box>
        </draw:frame>
        <draw:line draw:style-name="gr5" draw:text-style-name="P1" draw:layer="layout" svg:x1="7.712cm" svg:y1="9.912cm" svg:x2="7.331cm" svg:y2="12.325cm">
          <text:p/>
        </draw:line>
        <draw:line draw:style-name="gr5" draw:text-style-name="P1" draw:layer="layout" svg:x1="3.394cm" svg:y1="10.039cm" svg:x2="3.648cm" svg:y2="12.325cm">
          <text:p/>
        </draw:line>
        <draw:custom-shape draw:style-name="gr1" draw:text-style-name="P1" draw:layer="layout" svg:width="5.334cm" svg:height="2.159cm" svg:x="20.158cm" svg:y="12.96cm">
          <text:p text:style-name="P1">Textured Object</text:p>
          <text:p text:style-name="P1">Tra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7.474cm" svg:height="0.962cm" svg:x="18.907cm" svg:y="16.802cm">
          <draw:text-box>
            <text:p>Clusters and seed points</text:p>
          </draw:text-box>
        </draw:frame>
        <draw:line draw:style-name="gr5" draw:text-style-name="P1" draw:layer="layout" svg:x1="9.49cm" svg:y1="17.151cm" svg:x2="11.141cm" svg:y2="17.15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yslav Usenko</meta:initial-creator>
    <meta:creation-date>2012-04-17T23:04:58</meta:creation-date>
    <dc:date>2012-05-30T17:46:32</dc:date>
    <dc:creator>Karol </dc:creator>
    <meta:editing-duration>PT1H22M20S</meta:editing-duration>
    <meta:editing-cycles>6</meta:editing-cycles>
    <meta:generator>LibreOffice/3.4$Unix LibreOffice_project/340m1$Build-402</meta:generator>
    <meta:document-statistic meta:object-count="34"/>
  </office:meta>
</office:document-meta>
</file>